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#include&lt;stdio.h&gt;</text:p>
      <text:p text:style-name="Standard">int n,nf;</text:p>
      <text:p text:style-name="Standard">int in[100];</text:p>
      <text:p text:style-name="Standard">int p[50];</text:p>
      <text:p text:style-name="Standard">int hit=0;</text:p>
      <text:p text:style-name="Standard">int i,j,k;</text:p>
      <text:p text:style-name="Standard">int pgfaultcnt=0;</text:p>
      <text:p text:style-name="Standard"/>
      <text:p text:style-name="Standard">void getData()</text:p>
      <text:p text:style-name="Standard">{</text:p>
      <text:p text:style-name="Standard">printf("\nEnter length of page reference sequence:");</text:p>
      <text:p text:style-name="Standard">scanf("%d",&amp;n);</text:p>
      <text:p text:style-name="Standard">printf("\nEnter the page reference sequence:");</text:p>
      <text:p text:style-name="Standard">for(i=0; i&lt;n; i++)</text:p>
      <text:p text:style-name="Standard">scanf("%d",&amp;in[i]);</text:p>
      <text:p text:style-name="Standard">printf("\nEnter no of frames:");</text:p>
      <text:p text:style-name="Standard">scanf("%d",&amp;nf);</text:p>
      <text:p text:style-name="Standard">}</text:p>
      <text:p text:style-name="Standard"/>
      <text:p text:style-name="Standard">void initialize()</text:p>
      <text:p text:style-name="Standard">{</text:p>
      <text:p text:style-name="Standard">pgfaultcnt=0;</text:p>
      <text:p text:style-name="Standard">for(i=0; i&lt;nf; i++)</text:p>
      <text:p text:style-name="Standard">p[i]=9999;</text:p>
      <text:p text:style-name="Standard">}</text:p>
      <text:p text:style-name="Standard">int isHit(int data)</text:p>
      <text:p text:style-name="Standard">{</text:p>
      <text:p text:style-name="Standard">hit=0;</text:p>
      <text:p text:style-name="Standard">for(j=0; j&lt;nf; j++)</text:p>
      <text:p text:style-name="Standard">{</text:p>
      <text:p text:style-name="Standard">if(p[j]==data)</text:p>
      <text:p text:style-name="Standard">{</text:p>
      <text:p text:style-name="Standard">hit=1; break;</text:p>
      <text:p text:style-name="Standard">}</text:p>
      <text:p text:style-name="Standard">}</text:p>
      <text:p text:style-name="Standard"/>
      <text:p text:style-name="Standard">return hit;</text:p>
      <text:p text:style-name="Standard">}</text:p>
      <text:p text:style-name="Standard"/>
      <text:p text:style-name="Standard">int getHitIndex(int data)</text:p>
      <text:p text:style-name="Standard">{</text:p>
      <text:p text:style-name="Standard">int hitind;</text:p>
      <text:p text:style-name="Standard">for(k=0; k&lt;nf; k++)</text:p>
      <text:p text:style-name="Standard">{</text:p>
      <text:p text:style-name="Standard">if(p[k]==data)</text:p>
      <text:p text:style-name="Standard">{</text:p>
      <text:p text:style-name="Standard">hitind=k; break;</text:p>
      <text:p text:style-name="Standard">}</text:p>
      <text:p text:style-name="Standard">}</text:p>
      <text:p text:style-name="Standard"><text:s/></text:p>
      <text:p text:style-name="Standard">return hitind;</text:p>
      <text:soft-page-break/>
      <text:p text:style-name="Standard">}</text:p>
      <text:p text:style-name="Standard"/>
      <text:p text:style-name="Standard">void dispPages()</text:p>
      <text:p text:style-name="Standard">{</text:p>
      <text:p text:style-name="Standard">for (k=0; k&lt;nf; k++)</text:p>
      <text:p text:style-name="Standard">{</text:p>
      <text:p text:style-name="Standard">if(p[k]!=9999)</text:p>
      <text:p text:style-name="Standard">printf(" %d",p[k]);</text:p>
      <text:p text:style-name="Standard">}</text:p>
      <text:p text:style-name="Standard">}</text:p>
      <text:p text:style-name="Standard"/>
      <text:p text:style-name="Standard">void dispPgFaultCnt()</text:p>
      <text:p text:style-name="Standard">{</text:p>
      <text:p text:style-name="Standard">printf("\nTotal no of page faults:%d",pgfaultcnt);</text:p>
      <text:p text:style-name="Standard">}</text:p>
      <text:p text:style-name="Standard">void fifo()</text:p>
      <text:p text:style-name="Standard">{</text:p>
      <text:p text:style-name="Standard">initialize(); for(i=0; i&lt;n; i++)</text:p>
      <text:p text:style-name="Standard">{</text:p>
      <text:p text:style-name="Standard">printf("\nFor %d :",in[i]);</text:p>
      <text:p text:style-name="Standard"/>
      <text:p text:style-name="Standard">if(isHit(in[i])==0)</text:p>
      <text:p text:style-name="Standard">{</text:p>
      <text:p text:style-name="Standard">for(k=0; k&lt;nf-1; k++) p[k]=p[k+1];</text:p>
      <text:p text:style-name="Standard"/>
      <text:p text:style-name="Standard">p[k]=in[i]; pgfaultcnt++;</text:p>
      <text:p text:style-name="Standard">dispPages();</text:p>
      <text:p text:style-name="Standard">}</text:p>
      <text:p text:style-name="Standard">else</text:p>
      <text:p text:style-name="Standard">printf("No page fault");</text:p>
      <text:p text:style-name="Standard">}</text:p>
      <text:p text:style-name="Standard">dispPgFaultCnt();</text:p>
      <text:p text:style-name="Standard">}</text:p>
      <text:p text:style-name="Standard"/>
      <text:p text:style-name="Standard">void optimal()</text:p>
      <text:p text:style-name="Standard">{</text:p>
      <text:p text:style-name="Standard">initialize();</text:p>
      <text:p text:style-name="Standard">int near[50];</text:p>
      <text:p text:style-name="Standard">for(i=0; i&lt;n; i++)</text:p>
      <text:p text:style-name="Standard">{</text:p>
      <text:p text:style-name="Standard">printf("\nFor %d :",in[i]);</text:p>
      <text:p text:style-name="Standard">if(isHit(in[i])==0)</text:p>
      <text:p text:style-name="Standard">{</text:p>
      <text:p text:style-name="Standard"/>
      <text:p text:style-name="Standard">for(j=0; j&lt;nf; j++)</text:p>
      <text:p text:style-name="Standard"><text:s/></text:p>
      <text:p text:style-name="Standard">{</text:p>
      <text:p text:style-name="Standard">int pg=p[j]; int found=0;</text:p>
      <text:p text:style-name="Standard">for(k=i; k&lt;n; k++)</text:p>
      <text:p text:style-name="Standard">{</text:p>
      <text:p text:style-name="Standard">if(pg==in[k])</text:p>
      <text:p text:style-name="Standard">{</text:p>
      <text:soft-page-break/>
      <text:p text:style-name="Standard">near[j]=k; found=1;</text:p>
      <text:p text:style-name="Standard">break;</text:p>
      <text:p text:style-name="Standard">}</text:p>
      <text:p text:style-name="Standard">else</text:p>
      <text:p text:style-name="Standard">found=0;</text:p>
      <text:p text:style-name="Standard">}</text:p>
      <text:p text:style-name="Standard">if(!found) near[j]=9999;</text:p>
      <text:p text:style-name="Standard">}</text:p>
      <text:p text:style-name="Standard">int max=-9999;</text:p>
      <text:p text:style-name="Standard">int repindex;</text:p>
      <text:p text:style-name="Standard">for(j=0; j&lt;nf; j++)</text:p>
      <text:p text:style-name="Standard">{</text:p>
      <text:p text:style-name="Standard">if(near[j]&gt;max)</text:p>
      <text:p text:style-name="Standard">{</text:p>
      <text:p text:style-name="Standard">max=near[j];</text:p>
      <text:p text:style-name="Standard">repindex=j;</text:p>
      <text:p text:style-name="Standard">}</text:p>
      <text:p text:style-name="Standard">}</text:p>
      <text:p text:style-name="Standard">p[repindex]=in[i];</text:p>
      <text:p text:style-name="Standard">pgfaultcnt++;</text:p>
      <text:p text:style-name="Standard">dispPages();</text:p>
      <text:p text:style-name="Standard">}</text:p>
      <text:p text:style-name="Standard">else</text:p>
      <text:p text:style-name="Standard">printf("No page fault");</text:p>
      <text:p text:style-name="Standard">}</text:p>
      <text:p text:style-name="Standard">dispPgFaultCnt();</text:p>
      <text:p text:style-name="Standard">}</text:p>
      <text:p text:style-name="Standard">void lru()</text:p>
      <text:p text:style-name="Standard">{</text:p>
      <text:p text:style-name="Standard">initialize();</text:p>
      <text:p text:style-name="Standard"/>
      <text:p text:style-name="Standard">int least[50];</text:p>
      <text:p text:style-name="Standard">for(i=0; i&lt;n; i++)</text:p>
      <text:p text:style-name="Standard">{</text:p>
      <text:p text:style-name="Standard">printf("\nFor %d :",in[i]);</text:p>
      <text:p text:style-name="Standard">if(isHit(in[i])==0)</text:p>
      <text:p text:style-name="Standard">{</text:p>
      <text:p text:style-name="Standard"/>
      <text:p text:style-name="Standard">for(j=0; j&lt;nf; j++)</text:p>
      <text:p text:style-name="Standard">{</text:p>
      <text:p text:style-name="Standard">int pg=p[j]; int found=0;</text:p>
      <text:p text:style-name="Standard"><text:s/></text:p>
      <text:p text:style-name="Standard">for(k=i-1; k&gt;=0; k--)</text:p>
      <text:p text:style-name="Standard">{</text:p>
      <text:p text:style-name="Standard">if(pg==in[k])</text:p>
      <text:p text:style-name="Standard">{</text:p>
      <text:p text:style-name="Standard">least[j]=k; found=1;</text:p>
      <text:p text:style-name="Standard">break;</text:p>
      <text:p text:style-name="Standard">}</text:p>
      <text:p text:style-name="Standard">else</text:p>
      <text:p text:style-name="Standard">found=0;</text:p>
      <text:p text:style-name="Standard">}</text:p>
      <text:soft-page-break/>
      <text:p text:style-name="Standard">if(!found) least[j]=-9999;</text:p>
      <text:p text:style-name="Standard">}</text:p>
      <text:p text:style-name="Standard">int min=9999;</text:p>
      <text:p text:style-name="Standard">int repindex;</text:p>
      <text:p text:style-name="Standard">for(j=0; j&lt;nf; j++)</text:p>
      <text:p text:style-name="Standard">{</text:p>
      <text:p text:style-name="Standard">if(least[j]&lt;min)</text:p>
      <text:p text:style-name="Standard">{</text:p>
      <text:p text:style-name="Standard">min=least[j];</text:p>
      <text:p text:style-name="Standard">repindex=j;</text:p>
      <text:p text:style-name="Standard">}</text:p>
      <text:p text:style-name="Standard">}</text:p>
      <text:p text:style-name="Standard">p[repindex]=in[i];</text:p>
      <text:p text:style-name="Standard">pgfaultcnt++;</text:p>
      <text:p text:style-name="Standard">dispPages();</text:p>
      <text:p text:style-name="Standard">}</text:p>
      <text:p text:style-name="Standard">else</text:p>
      <text:p text:style-name="Standard">printf("No page fault!");</text:p>
      <text:p text:style-name="Standard">}</text:p>
      <text:p text:style-name="Standard">dispPgFaultCnt();</text:p>
      <text:p text:style-name="Standard">}</text:p>
      <text:p text:style-name="Standard"/>
      <text:p text:style-name="Standard">void lfu()</text:p>
      <text:p text:style-name="Standard">{</text:p>
      <text:p text:style-name="Standard">int usedcnt[100];</text:p>
      <text:p text:style-name="Standard">int least,repin,sofarcnt=0,bn;</text:p>
      <text:p text:style-name="Standard">initialize();</text:p>
      <text:p text:style-name="Standard">for(i=0; i&lt;nf; i++) usedcnt[i]=0;</text:p>
      <text:p text:style-name="Standard"/>
      <text:p text:style-name="Standard">for(i=0; i&lt;n; i++)</text:p>
      <text:p text:style-name="Standard">{</text:p>
      <text:p text:style-name="Standard"/>
      <text:p text:style-name="Standard">printf("\n For %d :",in[i]);</text:p>
      <text:p text:style-name="Standard">if(isHit(in[i]))</text:p>
      <text:p text:style-name="Standard">{</text:p>
      <text:p text:style-name="Standard">int hitind=getHitIndex(in[i]);</text:p>
      <text:p text:style-name="Standard">usedcnt[hitind]++;</text:p>
      <text:p text:style-name="Standard">printf("No page fault!");</text:p>
      <text:p text:style-name="Standard">}</text:p>
      <text:p text:style-name="Standard">else</text:p>
      <text:p text:style-name="Standard">{</text:p>
      <text:p text:style-name="Standard"><text:s/></text:p>
      <text:p text:style-name="Standard">pgfaultcnt++;</text:p>
      <text:p text:style-name="Standard">if(bn&lt;nf)</text:p>
      <text:p text:style-name="Standard">{</text:p>
      <text:p text:style-name="Standard">p[bn]=in[i];</text:p>
      <text:p text:style-name="Standard">usedcnt[bn]=usedcnt[bn]+1;</text:p>
      <text:p text:style-name="Standard">bn++;</text:p>
      <text:p text:style-name="Standard">}</text:p>
      <text:p text:style-name="Standard">else</text:p>
      <text:p text:style-name="Standard">{</text:p>
      <text:p text:style-name="Standard">least=9999;</text:p>
      <text:soft-page-break/>
      <text:p text:style-name="Standard">for(k=0; k&lt;nf; k++)</text:p>
      <text:p text:style-name="Standard">if(usedcnt[k]&lt;least)</text:p>
      <text:p text:style-name="Standard">{</text:p>
      <text:p text:style-name="Standard">least=usedcnt[k];</text:p>
      <text:p text:style-name="Standard">repin=k;</text:p>
      <text:p text:style-name="Standard">}</text:p>
      <text:p text:style-name="Standard">p[repin]=in[i];</text:p>
      <text:p text:style-name="Standard">sofarcnt=0;</text:p>
      <text:p text:style-name="Standard">for(k=0; k&lt;=i; k++)</text:p>
      <text:p text:style-name="Standard">if(in[i]==in[k]) sofarcnt=sofarcnt+1;</text:p>
      <text:p text:style-name="Standard">usedcnt[repin]=sofarcnt;</text:p>
      <text:p text:style-name="Standard">}</text:p>
      <text:p text:style-name="Standard"/>
      <text:p text:style-name="Standard">dispPages();</text:p>
      <text:p text:style-name="Standard">}</text:p>
      <text:p text:style-name="Standard"/>
      <text:p text:style-name="Standard">}</text:p>
      <text:p text:style-name="Standard">dispPgFaultCnt();</text:p>
      <text:p text:style-name="Standard">}</text:p>
      <text:p text:style-name="Standard"/>
      <text:p text:style-name="Standard">void secondchance()</text:p>
      <text:p text:style-name="Standard">{</text:p>
      <text:p text:style-name="Standard">int usedbit[50];</text:p>
      <text:p text:style-name="Standard">int victimptr=0;</text:p>
      <text:p text:style-name="Standard">initialize();</text:p>
      <text:p text:style-name="Standard">for(i=0; i&lt;nf; i++)</text:p>
      <text:p text:style-name="Standard">usedbit[i]=0;</text:p>
      <text:p text:style-name="Standard">for(i=0; i&lt;n; i++)</text:p>
      <text:p text:style-name="Standard">{</text:p>
      <text:p text:style-name="Standard">printf("\nFor %d:",in[i]);</text:p>
      <text:p text:style-name="Standard">if(isHit(in[i]))</text:p>
      <text:p text:style-name="Standard">{</text:p>
      <text:p text:style-name="Standard">printf("No page fault!");</text:p>
      <text:p text:style-name="Standard">int hitindex=getHitIndex(in[i]);</text:p>
      <text:p text:style-name="Standard">if(usedbit[hitindex]==0)</text:p>
      <text:p text:style-name="Standard">usedbit[hitindex]=1;</text:p>
      <text:p text:style-name="Standard">}</text:p>
      <text:p text:style-name="Standard">else</text:p>
      <text:p text:style-name="Standard">{</text:p>
      <text:p text:style-name="Standard">pgfaultcnt++;</text:p>
      <text:p text:style-name="Standard">if(usedbit[victimptr]==1)</text:p>
      <text:p text:style-name="Standard">{</text:p>
      <text:p text:style-name="Standard">do</text:p>
      <text:p text:style-name="Standard">{</text:p>
      <text:p text:style-name="Standard"><text:s/></text:p>
      <text:p text:style-name="Standard">usedbit[victimptr]=0;</text:p>
      <text:p text:style-name="Standard">victimptr++;</text:p>
      <text:p text:style-name="Standard">if(victimptr==nf)</text:p>
      <text:p text:style-name="Standard">victimptr=0;</text:p>
      <text:p text:style-name="Standard">}</text:p>
      <text:p text:style-name="Standard">while(usedbit[victimptr]!=0);</text:p>
      <text:p text:style-name="Standard">}</text:p>
      <text:soft-page-break/>
      <text:p text:style-name="Standard">if(usedbit[victimptr]==0)</text:p>
      <text:p text:style-name="Standard">{</text:p>
      <text:p text:style-name="Standard">p[victimptr]=in[i];</text:p>
      <text:p text:style-name="Standard">usedbit[victimptr]=1;</text:p>
      <text:p text:style-name="Standard">victimptr++;</text:p>
      <text:p text:style-name="Standard">}</text:p>
      <text:p text:style-name="Standard">dispPages();</text:p>
      <text:p text:style-name="Standard"/>
      <text:p text:style-name="Standard">}</text:p>
      <text:p text:style-name="Standard">if(victimptr==nf) victimptr=0;</text:p>
      <text:p text:style-name="Standard">}</text:p>
      <text:p text:style-name="Standard">dispPgFaultCnt();</text:p>
      <text:p text:style-name="Standard">}</text:p>
      <text:p text:style-name="Standard"/>
      <text:p text:style-name="Standard">int main()</text:p>
      <text:p text:style-name="Standard">{</text:p>
      <text:p text:style-name="Standard">int choice; while(1)</text:p>
      <text:p text:style-name="Standard">{</text:p>
      <text:p text:style-name="Standard">printf("\nPage Replacement Algorithms\n1.Enter data\n2.FIFO\n3.Optimal\n4.LRU\n5.LFU\n6.Second Chance\n7.Exit\nEnter your choice:");</text:p>
      <text:p text:style-name="Standard">scanf("%d",&amp;choice);</text:p>
      <text:p text:style-name="Standard">switch(choice)</text:p>
      <text:p text:style-name="Standard">{</text:p>
      <text:p text:style-name="Standard">case 1:</text:p>
      <text:p text:style-name="Standard">getData();</text:p>
      <text:p text:style-name="Standard">break;</text:p>
      <text:p text:style-name="Standard">case 2:</text:p>
      <text:p text:style-name="Standard">fifo();</text:p>
      <text:p text:style-name="Standard">break;</text:p>
      <text:p text:style-name="Standard">case 3:</text:p>
      <text:p text:style-name="Standard">optimal();</text:p>
      <text:p text:style-name="Standard">break;</text:p>
      <text:p text:style-name="Standard">case 4:</text:p>
      <text:p text:style-name="Standard">lru();</text:p>
      <text:p text:style-name="Standard">break;</text:p>
      <text:p text:style-name="Standard">case 5:</text:p>
      <text:p text:style-name="Standard">lfu();</text:p>
      <text:p text:style-name="Standard">break;</text:p>
      <text:p text:style-name="Standard">case 6:</text:p>
      <text:p text:style-name="Standard">secondchance();</text:p>
      <text:p text:style-name="Standard">break;</text:p>
      <text:p text:style-name="Standard">default:</text:p>
      <text:p text:style-name="Standard">return 0;</text:p>
      <text:p text:style-name="Standard">break;</text:p>
      <text:p text:style-name="Standard">}</text:p>
      <text:p text:style-name="Standard">}}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 program <text:s/>for page replacement algorithm. Fcfs lru and optimal for frame size as mini um tree<text:s/></text:p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1:23:00Z</meta:creation-date>
    <dc:date>2025-11-10T14:29:00Z</dc:date>
    <meta:template xlink:href="Normal" xlink:type="simple"/>
    <meta:editing-cycles>2</meta:editing-cycles>
    <meta:editing-duration>PT0S</meta:editing-duration>
    <meta:document-statistic meta:page-count="7" meta:paragraph-count="7" meta:word-count="540" meta:character-count="3616" meta:row-count="25" meta:non-whitespace-character-count="3083"/>
  </office:meta>
</office:document-meta>
</file>